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40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" calcext:value-type="float">
            <text:p>3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6 kWh</text:p>
          </table:table-cell>
          <table:table-cell office:value-type="float" office:value="621.54" calcext:value-type="float">
            <text:p>621.54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.78" calcext:value-type="float">
            <text:p>3.7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8.29" calcext:value-type="float">
            <text:p>-328.29</text:p>
          </table:table-cell>
          <table:table-cell office:value-type="string" calcext:value-type="string">
            <text:p>T-0</text:p>
          </table:table-cell>
          <table:table-cell office:value-type="float" office:value="384.5" calcext:value-type="float">
            <text:p>3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23 kWh</text:p>
          </table:table-cell>
          <table:table-cell office:value-type="float" office:value="673.27" calcext:value-type="float">
            <text:p>673.2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02" calcext:value-type="float">
            <text:p>4.02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55.6" calcext:value-type="float">
            <text:p>-355.6</text:p>
          </table:table-cell>
          <table:table-cell office:value-type="string" calcext:value-type="string">
            <text:p>T-0</text:p>
          </table:table-cell>
          <table:table-cell office:value-type="float" office:value="405.84" calcext:value-type="float">
            <text:p>405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.18" calcext:value-type="float">
            <text:p>5.1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8 kWh</text:p>
          </table:table-cell>
          <table:table-cell office:value-type="float" office:value="862.49" calcext:value-type="float">
            <text:p>862.4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91" calcext:value-type="float">
            <text:p>4.91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5.54" calcext:value-type="float">
            <text:p>-455.54</text:p>
          </table:table-cell>
          <table:table-cell office:value-type="string" calcext:value-type="string">
            <text:p>T-0</text:p>
          </table:table-cell>
          <table:table-cell office:value-type="float" office:value="500.85" calcext:value-type="float">
            <text:p>50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63" calcext:value-type="float">
            <text:p>2.6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8 kWh</text:p>
          </table:table-cell>
          <table:table-cell office:value-type="float" office:value="705.77" calcext:value-type="float">
            <text:p>705.7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16" calcext:value-type="float">
            <text:p>4.1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72.78" calcext:value-type="float">
            <text:p>-372.78</text:p>
          </table:table-cell>
          <table:table-cell office:value-type="string" calcext:value-type="string">
            <text:p>T-0</text:p>
          </table:table-cell>
          <table:table-cell office:value-type="float" office:value="423.24" calcext:value-type="float">
            <text:p>423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93" calcext:value-type="float">
            <text:p>2.9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2 kWh</text:p>
          </table:table-cell>
          <table:table-cell office:value-type="float" office:value="733.44" calcext:value-type="float">
            <text:p>733.4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29" calcext:value-type="float">
            <text:p>4.2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7.39" calcext:value-type="float">
            <text:p>-387.39</text:p>
          </table:table-cell>
          <table:table-cell office:value-type="string" calcext:value-type="string">
            <text:p>T-0</text:p>
          </table:table-cell>
          <table:table-cell office:value-type="float" office:value="436.4" calcext:value-type="float">
            <text:p>43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79" calcext:value-type="float">
            <text:p>2.7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4 kWh</text:p>
          </table:table-cell>
          <table:table-cell office:value-type="float" office:value="669.67" calcext:value-type="float">
            <text:p>669.6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99" calcext:value-type="float">
            <text:p>3.9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53.7" calcext:value-type="float">
            <text:p>-353.7</text:p>
          </table:table-cell>
          <table:table-cell office:value-type="string" calcext:value-type="string">
            <text:p>T-0</text:p>
          </table:table-cell>
          <table:table-cell office:value-type="float" office:value="405.54" calcext:value-type="float">
            <text:p>405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85" calcext:value-type="float">
            <text:p>2.85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9 kWh</text:p>
          </table:table-cell>
          <table:table-cell office:value-type="float" office:value="704.81" calcext:value-type="float">
            <text:p>704.8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15" calcext:value-type="float">
            <text:p>4.1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72.27" calcext:value-type="float">
            <text:p>-372.27</text:p>
          </table:table-cell>
          <table:table-cell office:value-type="string" calcext:value-type="string">
            <text:p>T-0</text:p>
          </table:table-cell>
          <table:table-cell office:value-type="float" office:value="421.99" calcext:value-type="float">
            <text:p>421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87" calcext:value-type="float">
            <text:p>2.87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4 kWh</text:p>
          </table:table-cell>
          <table:table-cell office:value-type="float" office:value="664.27" calcext:value-type="float">
            <text:p>664.2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96" calcext:value-type="float">
            <text:p>3.9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50.84" calcext:value-type="float">
            <text:p>-350.84</text:p>
          </table:table-cell>
          <table:table-cell office:value-type="string" calcext:value-type="string">
            <text:p>T-0</text:p>
          </table:table-cell>
          <table:table-cell office:value-type="float" office:value="402.37" calcext:value-type="float">
            <text:p>402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8 kWh</text:p>
          </table:table-cell>
          <table:table-cell office:value-type="float" office:value="683.18" calcext:value-type="float">
            <text:p>683.1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05" calcext:value-type="float">
            <text:p>4.0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0.44" calcext:value-type="float">
            <text:p>-360.44</text:p>
          </table:table-cell>
          <table:table-cell office:value-type="string" calcext:value-type="string">
            <text:p>T-0</text:p>
          </table:table-cell>
          <table:table-cell office:value-type="float" office:value="408.56" calcext:value-type="float">
            <text:p>408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37" calcext:value-type="float">
            <text:p>1.37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0 kWh</text:p>
          </table:table-cell>
          <table:table-cell office:value-type="float" office:value="688.38" calcext:value-type="float">
            <text:p>688.3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07" calcext:value-type="float">
            <text:p>4.07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62.9" calcext:value-type="float">
            <text:p>-362.9</text:p>
          </table:table-cell>
          <table:table-cell office:value-type="string" calcext:value-type="string">
            <text:p>T-0</text:p>
          </table:table-cell>
          <table:table-cell office:value-type="float" office:value="412.37" calcext:value-type="float">
            <text:p>412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18 kWh</text:p>
          </table:table-cell>
          <table:table-cell office:value-type="float" office:value="598.3" calcext:value-type="float">
            <text:p>598.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64" calcext:value-type="float">
            <text:p>3.64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15.41" calcext:value-type="float">
            <text:p>-315.41</text:p>
          </table:table-cell>
          <table:table-cell office:value-type="string" calcext:value-type="string">
            <text:p>T-0</text:p>
          </table:table-cell>
          <table:table-cell office:value-type="float" office:value="367.64" calcext:value-type="float">
            <text:p>367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12" calcext:value-type="float">
            <text:p>0.12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20 kWh</text:p>
          </table:table-cell>
          <table:table-cell office:value-type="float" office:value="610.44" calcext:value-type="float">
            <text:p>610.4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69" calcext:value-type="float">
            <text:p>3.6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21.8" calcext:value-type="float">
            <text:p>-321.8</text:p>
          </table:table-cell>
          <table:table-cell office:value-type="string" calcext:value-type="string">
            <text:p>T-0</text:p>
          </table:table-cell>
          <table:table-cell office:value-type="float" office:value="373.23" calcext:value-type="float">
            <text:p>37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20:56.570000000</meta:creation-date>
    <dc:date>2018-03-26T08:24:54.283000000</dc:date>
    <meta:editing-duration>PT3M58S</meta:editing-duration>
    <meta:editing-cycles>1</meta:editing-cycles>
    <meta:document-statistic meta:table-count="1" meta:cell-count="178" meta:object-count="0"/>
    <meta:generator>LibreOffice/5.3.4.2$Windows_x86 LibreOffice_project/f82d347ccc0be322489bf7da61d7e4ad13fe2ff3</meta:generator>
  </office:meta>
</office:document-meta>
</file>